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8cm" svg:stroke-color="#ff6600" draw:marker-start-width="0.455cm" draw:marker-end-width="0.455cm" draw:fill-color="#ffff99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standard">
      <style:graphic-properties svg:stroke-width="0.08cm" svg:stroke-color="#00cc00" draw:marker-start-width="0.455cm" draw:marker-end-width="0.455cm" draw:fill-color="#ccff99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svg:stroke-width="0.05cm" svg:stroke-color="#000000" draw:marker-start-width="0.08cm" draw:marker-end-width="0.0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155cm" draw:marker-end-width="0.1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marker-start-width="0.155cm" draw:marker-end-width="0.155cm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c5000b" draw:marker-start-width="0.155cm" draw:marker-end-width="0.155cm" draw:fill-color="#cc9999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84d1" draw:marker-start-width="0.155cm" draw:marker-end-width="0.155cm" draw:fill-color="#99cccc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99cccc" draw:marker-start-width="0.155cm" draw:marker-end-width="0.155cm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729fcf" draw:marker-start-width="0.155cm" draw:marker-end-width="0.155cm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style:text-underline-style="solid" style:text-underline-width="auto" style:text-underline-color="font-colo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cm" svg:height="5.4cm" svg:x="7.653cm" svg:y="2.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1.3cm" svg:x="7.653cm" svg:y="7.9cm">
          <text:p text:style-name="P1">… <text:s text:c="16"/>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5.4cm" svg:x="6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5.2cm" svg:x="6.1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7.753cm" svg:y="8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5.2cm" svg:x="15.6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6.753cm" svg:y="8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3.853cm" svg:y="8cm">
          <text:p text:style-name="P1">M1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cm" svg:height="0.962cm" svg:x="6.153cm" svg:y="1.3cm">
          <draw:text-box>
            <text:p><text:span text:style-name="T1">Y</text:span></text:p>
          </draw:text-box>
        </draw:frame>
        <draw:frame draw:style-name="gr6" draw:text-style-name="P2" draw:layer="layout" svg:width="0.9cm" svg:height="0.962cm" svg:x="6.5cm" svg:y="1.038cm">
          <draw:text-box>
            <text:p><text:span text:style-name="T1">T</text:span></text:p>
          </draw:text-box>
        </draw:frame>
        <draw:frame draw:style-name="gr5" draw:text-style-name="P2" draw:layer="layout" svg:width="1cm" svg:height="0.962cm" svg:x="13.153cm" svg:y="1.3cm">
          <draw:text-box>
            <text:p><text:span text:style-name="T1">W</text:span></text:p>
          </draw:text-box>
        </draw:frame>
        <draw:custom-shape draw:style-name="gr7" draw:text-style-name="P1" draw:layer="layout" svg:width="0.5cm" svg:height="11.85cm" draw:transform="rotate (1.5694000633933) translate (7.753cm 9.90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5.1cm" svg:height="1.15cm" svg:x="11.153cm" svg:y="9.75cm">
          <draw:text-box>
            <text:p>M2 vectores M1</text:p>
          </draw:text-box>
        </draw:frame>
        <draw:frame draw:style-name="gr6" draw:text-style-name="P3" draw:layer="layout" svg:width="0.9cm" svg:height="0.962cm" svg:x="6.7cm" svg:y="8.1cm">
          <draw:text-box>
            <text:p><text:span text:style-name="T1">X</text:span></text:p>
          </draw:text-box>
        </draw:frame>
        <draw:custom-shape draw:style-name="gr9" draw:text-style-name="P1" draw:layer="layout" svg:width="5.1cm" svg:height="5.1cm" svg:x="14.1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5cm" svg:height="4.5cm" svg:x="14.4cm" svg:y="11.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4cm" svg:y1="11.7cm" svg:x2="15.4cm" svg:y2="16.2cm">
          <text:p/>
        </draw:line>
        <draw:line draw:style-name="gr10" draw:text-style-name="P1" draw:layer="layout" svg:x1="16.4cm" svg:y1="11.7cm" svg:x2="16.4cm" svg:y2="16.2cm">
          <text:p/>
        </draw:line>
        <draw:line draw:style-name="gr10" draw:text-style-name="P1" draw:layer="layout" svg:x1="17.4cm" svg:y1="11.7cm" svg:x2="17.4cm" svg:y2="16.2cm">
          <text:p/>
        </draw:line>
        <draw:line draw:style-name="gr10" draw:text-style-name="P1" draw:layer="layout" svg:x1="18.4cm" svg:y1="11.7cm" svg:x2="18.4cm" svg:y2="16.2cm">
          <text:p/>
        </draw:line>
        <draw:line draw:style-name="gr11" draw:text-style-name="P1" draw:layer="layout" svg:x1="14.4cm" svg:y1="12.7cm" svg:x2="18.9cm" svg:y2="12.7cm">
          <text:p/>
        </draw:line>
        <draw:line draw:style-name="gr11" draw:text-style-name="P1" draw:layer="layout" svg:x1="14.4cm" svg:y1="13.7cm" svg:x2="18.9cm" svg:y2="13.7cm">
          <text:p/>
        </draw:line>
        <draw:line draw:style-name="gr11" draw:text-style-name="P1" draw:layer="layout" svg:x1="14.4cm" svg:y1="14.7cm" svg:x2="18.9cm" svg:y2="14.7cm">
          <text:p/>
        </draw:line>
        <draw:line draw:style-name="gr11" draw:text-style-name="P1" draw:layer="layout" svg:x1="14.4cm" svg:y1="15.7cm" svg:x2="18.9cm" svg:y2="15.7cm">
          <text:p/>
        </draw:line>
        <draw:line draw:style-name="gr10" draw:text-style-name="P1" draw:layer="layout" svg:x1="15.9cm" svg:y1="11.7cm" svg:x2="15.9cm" svg:y2="16.2cm">
          <text:p/>
        </draw:line>
        <draw:line draw:style-name="gr10" draw:text-style-name="P1" draw:layer="layout" svg:x1="14.9cm" svg:y1="11.7cm" svg:x2="14.9cm" svg:y2="16.2cm">
          <text:p/>
        </draw:line>
        <draw:line draw:style-name="gr10" draw:text-style-name="P1" draw:layer="layout" svg:x1="16.9cm" svg:y1="11.7cm" svg:x2="16.9cm" svg:y2="16.2cm">
          <text:p/>
        </draw:line>
        <draw:line draw:style-name="gr10" draw:text-style-name="P1" draw:layer="layout" svg:x1="17.9cm" svg:y1="11.7cm" svg:x2="17.9cm" svg:y2="16.2cm">
          <text:p/>
        </draw:line>
        <draw:line draw:style-name="gr11" draw:text-style-name="P1" draw:layer="layout" svg:x1="14.4cm" svg:y1="14.2cm" svg:x2="18.9cm" svg:y2="14.2cm">
          <text:p/>
        </draw:line>
        <draw:line draw:style-name="gr11" draw:text-style-name="P1" draw:layer="layout" svg:x1="14.4cm" svg:y1="13.2cm" svg:x2="18.9cm" svg:y2="13.2cm">
          <text:p/>
        </draw:line>
        <draw:line draw:style-name="gr11" draw:text-style-name="P1" draw:layer="layout" svg:x1="14.4cm" svg:y1="12.2cm" svg:x2="18.9cm" svg:y2="12.2cm">
          <text:p/>
        </draw:line>
        <draw:line draw:style-name="gr11" draw:text-style-name="P1" draw:layer="layout" svg:x1="14.4cm" svg:y1="15.2cm" svg:x2="18.9cm" svg:y2="15.2cm">
          <text:p/>
        </draw:line>
        <draw:custom-shape draw:style-name="gr12" draw:text-style-name="P1" draw:layer="layout" svg:width="0.4cm" svg:height="0.4cm" svg:x="14.95cm" svg:y="13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14.95cm" svg:y="14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14.95cm" svg:y="1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14.45cm" svg:y="1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14.45cm" svg:y="13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0.4cm" svg:x="14.45cm" svg:y="14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95cm" svg:y="1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18.45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4cm" svg:height="0.4cm" svg:x="18.45cm" svg:y="14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0.4cm" svg:x="18.45cm" svg:y="1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95cm" svg:y="14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95cm" svg:y="1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95cm" svg:y="13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95cm" svg:y="1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4.95cm" svg:y="1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45cm" svg:y="1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4.45cm" svg:y="1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95cm" svg:y="15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45cm" svg:y="15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8.45cm" svg:y="15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95cm" svg:y="15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4.45cm" svg:y="15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4.95cm" svg:y="15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95cm" svg:y="15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5.45cm" svg:y="15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45cm" svg:y="15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45cm" svg:y="14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45cm" svg:y="14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45cm" svg:y="1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45cm" svg:y="1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95cm" svg:y="1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8.45cm" svg:y="1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4cm" svg:x="17.45cm" svg:y="13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3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4.95cm" svg:y="13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5.45cm" svg:y="13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4.45cm" svg:y="13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5.45cm" svg:y="13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5.45cm" svg:y="14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5.45cm" svg:y="14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5.45cm" svg:y="15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4.95cm" svg:y="15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4.45cm" svg:y="15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7.95cm" svg:y="13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8.45cm" svg:y="13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7.95cm" svg:y="13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7.95cm" svg:y="14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7.95cm" svg:y="14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7.95cm" svg:y="15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8.45cm" svg:y="15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4cm" svg:x="15.45cm" svg:y="13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2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3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4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5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5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3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2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3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4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5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5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5.9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5.4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4.9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4.4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4.4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4.9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5.4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5.9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4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6.9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7.4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7.4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7.9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8.45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7.9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4cm" svg:x="18.45cm" svg:y="11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cc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20:32:51.398678217</meta:creation-date>
    <dc:date>2016-10-30T19:50:14.317186083</dc:date>
    <meta:editing-duration>PT14M12S</meta:editing-duration>
    <meta:editing-cycles>5</meta:editing-cycles>
    <meta:generator>LibreOffice/4.2.8.2$Linux_X86_64 LibreOffice_project/420m0$Build-2</meta:generator>
    <meta:document-statistic meta:object-count="114"/>
  </office:meta>
</office:document-meta>
</file>